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4c58" officeooo:paragraph-rsid="001a4c58"/>
    </style:style>
    <style:style style:name="P2" style:family="paragraph" style:parent-style-name="Standard">
      <style:text-properties officeooo:rsid="001c2922" officeooo:paragraph-rsid="001c29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Podia ter colocado a capa da Science: IA resolvendo StarCraft.</text:p>
      <text:p text:style-name="P1">- A IA deve ter acesso à pontuação também.</text:p>
      <text:p text:style-name="P1">- Um slide explicando o Allegro.</text:p>
      <text:p text:style-name="P1">- Citar as vantagens do Allegro.</text:p>
      <text:p text:style-name="P1">- Aumentar a fonte do gráfico do slide 8.</text:p>
      <text:p text:style-name="P2">- Desenhar a arquitetura da solução.</text:p>
      <text:p text:style-name="P2">- Desenhar um grafo explicando o que RL.</text:p>
      <text:p text:style-name="P2">- Mencionar a questão do timer do Allegro, o que permite desenvolvimento de IA em arquiteturas de menor poder computacional.</text:p>
      <text:p text:style-name="P2">- Metodologia: começar com jogos mais simples (e.g. Snake, Frogger, Agar.io).</text:p>
      <text:p text:style-name="P2">- Apresentação com muito texto. Bullets tem que ter poucas palavras (&lt;7)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5:14:57.300000000</meta:creation-date>
    <dc:date>2019-11-25T15:29:35.839000000</dc:date>
    <meta:editing-duration>PT14M42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0" meta:word-count="98" meta:character-count="561" meta:non-whitespace-character-count="473"/>
  </office:meta>
</office:document-meta>
</file>